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_5f_01" style:display-name="TABLE_01" style:family="table">
      <style:table-properties style:width="16.99cm" table:align="left"/>
    </style:style>
    <style:style style:name="TABLE_5f_01.A" style:display-name="TABLE_01.A" style:family="table-column">
      <style:table-column-properties style:column-width="6.272cm"/>
    </style:style>
    <style:style style:name="TABLE_5f_01.B" style:display-name="TABLE_01.B" style:family="table-column">
      <style:table-column-properties style:column-width="10.717cm"/>
    </style:style>
    <style:style style:name="TABLE_5f_01.A1" style:display-name="TABLE_0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B1" style:display-name="TABLE_01.B1" style:family="table-cell">
      <style:table-cell-properties fo:background-color="#e6e6e6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B2" style:display-name="TABLE_0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2" style:display-name="TABLE_02" style:family="table">
      <style:table-properties style:width="16.99cm" table:align="left" style:shadow="none"/>
    </style:style>
    <style:style style:name="TABLE_5f_02.A" style:display-name="TABLE_02.A" style:family="table-column">
      <style:table-column-properties style:column-width="6.899cm"/>
    </style:style>
    <style:style style:name="TABLE_5f_02.B" style:display-name="TABLE_02.B" style:family="table-column">
      <style:table-column-properties style:column-width="10.091cm"/>
    </style:style>
    <style:style style:name="TABLE_5f_02.A1" style:display-name="TABLE_0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B1" style:display-name="TABLE_02.B1" style:family="table-cell">
      <style:table-cell-properties fo:background-color="#e6e6e6" fo:padding="0.097cm" fo:border="0.002cm solid #000000">
        <style:background-image/>
      </style:table-cell-properties>
    </style:style>
    <style:style style:name="TABLE_5f_02.A2" style:display-name="TABLE_02.A2" style:family="table-cell">
      <style:table-cell-properties fo:padding="0.097cm" fo:border-left="0.002cm solid #000000" fo:border-right="none" fo:border-top="none" fo:border-bottom="0.002cm solid #000000"/>
    </style:style>
    <style:style style:name="TABLE_5f_02.B2" style:display-name="TABLE_0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3" style:display-name="TABLE_03" style:family="table">
      <style:table-properties style:width="16.99cm" table:align="left" style:shadow="none"/>
    </style:style>
    <style:style style:name="TABLE_5f_03.A" style:display-name="TABLE_03.A" style:family="table-column">
      <style:table-column-properties style:column-width="6.899cm"/>
    </style:style>
    <style:style style:name="TABLE_5f_03.B" style:display-name="TABLE_03.B" style:family="table-column">
      <style:table-column-properties style:column-width="10.091cm"/>
    </style:style>
    <style:style style:name="TABLE_5f_03.A1" style:display-name="TABLE_0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3.B1" style:display-name="TABLE_03.B1" style:family="table-cell">
      <style:table-cell-properties fo:background-color="#e6e6e6" fo:padding="0.097cm" fo:border="0.002cm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02cm solid #000000" fo:border-right="none" fo:border-top="none" fo:border-bottom="0.002cm solid #000000"/>
    </style:style>
    <style:style style:name="TABLE_5f_03.B2" style:display-name="TABLE_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"/>
    </style:style>
    <style:style style:name="T4" style:family="text">
      <style:text-properties style:font-name="Courie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TABLE HEADERS</text:p>
      <text:p text:style-name="P3"/>
      <text:p text:style-name="P3"/>
      <text:p text:style-name="P1"><text:span text:style-name="T2">this table does not have </text:span><text:span text:style-name="T4">&lt;</text:span><text:span text:style-name="T3">table:table-header-rows&gt;</text:span> because the 'repeat heading' is not set.</text:p>
      <text:p text:style-name="P3"/>
      <table:table table:name="TABLE_01" table:style-name="TABLE_5f_01">
        <table:table-column table:style-name="TABLE_5f_01.A"/>
        <table:table-column table:style-name="TABLE_5f_01.B"/>
        <table:table-row>
          <table:table-cell table:style-name="TABLE_5f_01.A1" office:value-type="string">
            <text:p text:style-name="P6">NAME</text:p>
          </table:table-cell>
          <table:table-cell table:style-name="TABLE_5f_01.B1" office:value-type="string">
            <text:p text:style-name="P6">E-MAIL</text:p>
          </table:table-cell>
        </table:table-row>
        <table:table-row>
          <table:table-cell table:style-name="TABLE_5f_01.A2" office:value-type="string">
            <text:p text:style-name="P5">[NAME]</text:p>
          </table:table-cell>
          <table:table-cell table:style-name="TABLE_5f_01.B2" office:value-type="string">
            <text:p text:style-name="P5">[MAIL]</text:p>
          </table:table-cell>
        </table:table-row>
      </table:table>
      <text:p text:style-name="P3"/>
      <text:p text:style-name="P3"/>
      <text:p text:style-name="P1"><text:span text:style-name="T2"/></text:p>
      <text:p text:style-name="P4"><text:span text:style-name="T2">this table does have </text:span><text:span text:style-name="T4">&lt;</text:span><text:span text:style-name="T3">table:table-header-rows&gt;</text:span>. the 'repeat heading' setting is set.</text:p>
      <text:p text:style-name="P3"/>
      <table:table table:name="TABLE_02" table:style-name="TABLE_5f_02">
        <table:table-column table:style-name="TABLE_5f_02.A"/>
        <table:table-column table:style-name="TABLE_5f_02.B"/>
        <table:table-header-rows>
          <table:table-row>
            <table:table-cell table:style-name="TABLE_5f_02.A1" office:value-type="string">
              <text:p text:style-name="P6">NAME</text:p>
            </table:table-cell>
            <table:table-cell table:style-name="TABLE_5f_02.B1" office:value-type="string">
              <text:p text:style-name="P6">E-MAIL</text:p>
            </table:table-cell>
          </table:table-row>
        </table:table-header-rows>
        <table:table-row>
          <table:table-cell table:style-name="TABLE_5f_02.A2" office:value-type="string">
            <text:p text:style-name="P5">[NAME]</text:p>
          </table:table-cell>
          <table:table-cell table:style-name="TABLE_5f_02.B2" office:value-type="string">
            <text:p text:style-name="P5">[MAIL]</text:p>
          </table:table-cell>
        </table:table-row>
      </table:table>
      <text:p text:style-name="P3"/>
      <text:p text:style-name="P3"/>
      <text:p text:style-name="P4"><text:span text:style-name="T2">this table does have </text:span><text:span text:style-name="T4">&lt;</text:span><text:span text:style-name="T3">table:table-header-rows&gt;</text:span>. the 'repeat heading' setting is set.</text:p>
      <text:p text:style-name="P3"/>
      <table:table table:name="TABLE_03" table:style-name="TABLE_5f_03">
        <table:table-column table:style-name="TABLE_5f_03.A"/>
        <table:table-column table:style-name="TABLE_5f_03.B"/>
        <table:table-header-rows>
          <table:table-row>
            <table:table-cell table:style-name="TABLE_5f_03.A1" office:value-type="string">
              <text:p text:style-name="P6">NAME</text:p>
            </table:table-cell>
            <table:table-cell table:style-name="TABLE_5f_03.B1" office:value-type="string">
              <text:p text:style-name="P6">E-MAIL</text:p>
            </table:table-cell>
          </table:table-row>
        </table:table-header-rows>
        <table:table-row>
          <table:table-cell table:style-name="TABLE_5f_03.A2" office:value-type="string">
            <text:p text:style-name="P5">[NAME]</text:p>
          </table:table-cell>
          <table:table-cell table:style-name="TABLE_5f_03.B2" office:value-type="string">
            <text:p text:style-name="P5">[MAIL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1T12:26:01</meta:creation-date>
    <dc:date>2012-10-31T13:32:42</dc:date>
    <meta:editing-duration>PT1H6M42S</meta:editing-duration>
    <meta:editing-cycles>7</meta:editing-cycles>
    <meta:generator>LibreOffice/3.3$Unix LibreOffice_project/330m19$Build-202</meta:generator>
    <meta:document-statistic meta:table-count="3" meta:image-count="0" meta:object-count="0" meta:page-count="3" meta:paragraph-count="16" meta:word-count="50" meta:character-count="343"/>
  </office:meta>
</office:document-meta>
</file>